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72in"/>
    </style:style>
    <style:style style:name="co3" style:family="table-column">
      <style:table-column-properties fo:break-before="auto" style:column-width="1.554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DejaVu Sans" style:font-name-complex="DejaVu Sans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Ind. Patch 1</text:p>
          </table:table-cell>
          <table:table-cell office:value-type="string" calcext:value-type="string">
            <text:p>Ind. Patch 2</text:p>
          </table:table-cell>
          <table:table-cell/>
          <table:table-cell office:value-type="string" calcext:value-type="string">
            <text:p>Mob. Patch 1</text:p>
          </table:table-cell>
          <table:table-cell office:value-type="string" calcext:value-type="string">
            <text:p>Mob. Patch 2</text:p>
          </table:table-cell>
          <table:table-cell table:number-columns-repeated="9"/>
        </table:table-row>
        <table:table-row table:style-name="ro1">
          <table:table-cell office:value-type="float" office:value="0.11" calcext:value-type="float">
            <text:p>0.11</text:p>
          </table:table-cell>
          <table:table-cell office:value-type="float" office:value="0.15" calcext:value-type="float">
            <text:p>0.15</text:p>
          </table:table-cell>
          <table:table-cell/>
          <table:table-cell office:value-type="float" office:value="0.11" calcext:value-type="float">
            <text:p>0.11</text:p>
          </table:table-cell>
          <table:table-cell office:value-type="float" office:value="0.15" calcext:value-type="float">
            <text:p>0.15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/>
          <table:table-cell table:number-columns-repeated="2" office:value-type="float" office:value="25" calcext:value-type="float">
            <text:p>25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0.1" calcext:value-type="float">
            <text:p>0.1</text:p>
          </table:table-cell>
          <table:table-cell/>
          <table:table-cell table:number-columns-repeated="2" office:value-type="float" office:value="0.1" calcext:value-type="float">
            <text:p>0.1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/>
          <table:table-cell table:number-columns-repeated="2" office:value-type="float" office:value="25" calcext:value-type="float">
            <text:p>25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table:formula="of:=[.A2]/[.A3]" office:value-type="float" office:value="0.0011" calcext:value-type="float">
            <text:p>0.0011</text:p>
          </table:table-cell>
          <table:table-cell table:formula="of:=[.B2]/[.B3]" office:value-type="float" office:value="0.0015" calcext:value-type="float">
            <text:p>0.0015</text:p>
          </table:table-cell>
          <table:table-cell/>
          <table:table-cell table:formula="of:=[.D2]/[.D3]" office:value-type="float" office:value="0.0044" calcext:value-type="float">
            <text:p>0.0044</text:p>
          </table:table-cell>
          <table:table-cell table:formula="of:=[.E2]/[.E3]" office:value-type="float" office:value="0.006" calcext:value-type="float">
            <text:p>0.006</text:p>
          </table:table-cell>
          <table:table-cell table:number-columns-repeated="9"/>
        </table:table-row>
        <table:table-row table:style-name="ro1">
          <table:table-cell table:formula="of:=[.A4]/[.A5]" office:value-type="float" office:value="0.001" calcext:value-type="float">
            <text:p>0.001</text:p>
          </table:table-cell>
          <table:table-cell table:formula="of:=[.B4]/[.B5]" office:value-type="float" office:value="0.001" calcext:value-type="float">
            <text:p>0.001</text:p>
          </table:table-cell>
          <table:table-cell/>
          <table:table-cell table:formula="of:=[.D4]/[.D5]" office:value-type="float" office:value="0.004" calcext:value-type="float">
            <text:p>0.004</text:p>
          </table:table-cell>
          <table:table-cell table:formula="of:=[.E4]/[.E5]" office:value-type="float" office:value="0.004" calcext:value-type="float">
            <text:p>0.004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RefVolume</text:p>
          </table:table-cell>
          <table:table-cell table:number-columns-repeated="2"/>
          <table:table-cell office:value-type="string" calcext:value-type="string">
            <text:p>RefVolume</text:p>
          </table:table-cell>
          <table:table-cell table:number-columns-repeated="8"/>
        </table:table-row>
        <table:table-row table:style-name="ro1">
          <table:table-cell table:number-columns-repeated="2"/>
          <table:table-cell table:formula="of:=PRODUCT([.A7:.B8])" office:value-type="float" office:value="0.00000000000165" calcext:value-type="float">
            <text:p>1.65E-12</text:p>
          </table:table-cell>
          <table:table-cell table:number-columns-repeated="2"/>
          <table:table-cell table:formula="of:=PRODUCT([.D7:.E8])" office:value-type="float" office:value="0.0000000004224" calcext:value-type="float">
            <text:p>4.224E-10</text:p>
          </table:table-cell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Nkernel1</text:p>
          </table:table-cell>
          <table:table-cell office:value-type="string" calcext:value-type="string">
            <text:p>Nkernel2</text:p>
          </table:table-cell>
          <table:table-cell office:value-type="string" calcext:value-type="string">
            <text:p>NkernelMult</text:p>
          </table:table-cell>
          <table:table-cell office:value-type="string" calcext:value-type="string">
            <text:p>KernelVolume</text:p>
          </table:table-cell>
          <table:table-cell table:number-columns-repeated="2"/>
          <table:table-cell office:value-type="string" calcext:value-type="string">
            <text:p>NoMobility</text:p>
          </table:table-cell>
          <table:table-cell table:number-columns-repeated="7"/>
        </table:table-row>
        <table:table-row table:style-name="ro1">
          <table:table-cell office:value-type="float" office:value="4169" calcext:value-type="float">
            <text:p>4169</text:p>
          </table:table-cell>
          <table:table-cell table:style-name="ce1" office:value-type="float" office:value="5433" calcext:value-type="float">
            <text:p>5433</text:p>
          </table:table-cell>
          <table:table-cell table:formula="of:=PRODUCT([.A14:.B14])" office:value-type="float" office:value="22650177" calcext:value-type="float">
            <text:p>22650177</text:p>
          </table:table-cell>
          <table:table-cell table:formula="of:=[.C11]*[.C14]" office:value-type="float" office:value="0.00003737279205" calcext:value-type="float">
            <text:p>0.00003737279205</text:p>
          </table:table-cell>
          <table:table-cell table:number-columns-repeated="10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_p22\p11&gt;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9" calcext:value-type="float">
            <text:p>0.9</text:p>
          </table:table-cell>
          <table:table-cell office:value-type="float" office:value="0.95" calcext:value-type="float">
            <text:p>0.95</text:p>
          </table:table-cell>
          <table:table-cell table:number-columns-repeated="9"/>
        </table:table-row>
        <table:table-row table:style-name="ro1">
          <table:table-cell office:value-type="float" office:value="0.95" calcext:value-type="float">
            <text:p>0.95</text:p>
          </table:table-cell>
          <table:table-cell office:value-type="float" office:value="303234" calcext:value-type="float">
            <text:p>303234</text:p>
          </table:table-cell>
          <table:table-cell table:style-name="ce1" office:value-type="float" office:value="304948" calcext:value-type="float">
            <text:p>304948</text:p>
          </table:table-cell>
          <table:table-cell office:value-type="float" office:value="306759" calcext:value-type="float">
            <text:p>306759</text:p>
          </table:table-cell>
          <table:table-cell office:value-type="float" office:value="308465" calcext:value-type="float">
            <text:p>308465</text:p>
          </table:table-cell>
          <table:table-cell/>
          <table:table-cell office:value-type="string" calcext:value-type="string">
            <text:p>Nkernel</text:p>
          </table:table-cell>
          <table:table-cell table:number-columns-repeated="7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306850" calcext:value-type="float">
            <text:p>306850</text:p>
          </table:table-cell>
          <table:table-cell table:style-name="ce1" office:value-type="float" office:value="308531" calcext:value-type="float">
            <text:p>308531</text:p>
          </table:table-cell>
          <table:table-cell office:value-type="float" office:value="310247" calcext:value-type="float">
            <text:p>310247</text:p>
          </table:table-cell>
          <table:table-cell office:value-type="float" office:value="311983" calcext:value-type="float">
            <text:p>311983</text:p>
          </table:table-cell>
          <table:table-cell table:number-columns-repeated="9"/>
        </table:table-row>
        <table:table-row table:style-name="ro1">
          <table:table-cell office:value-type="float" office:value="0.85" calcext:value-type="float">
            <text:p>0.85</text:p>
          </table:table-cell>
          <table:table-cell table:style-name="ce1" office:value-type="float" office:value="309531" calcext:value-type="float">
            <text:p>309531</text:p>
          </table:table-cell>
          <table:table-cell table:style-name="ce1" office:value-type="float" office:value="311185" calcext:value-type="float">
            <text:p>311185</text:p>
          </table:table-cell>
          <table:table-cell table:style-name="ce1" office:value-type="float" office:value="312825" calcext:value-type="float">
            <text:p>312825</text:p>
          </table:table-cell>
          <table:table-cell table:style-name="ce1" office:value-type="float" office:value="314438" calcext:value-type="float">
            <text:p>314438</text:p>
          </table:table-cell>
          <table:table-cell table:number-columns-repeated="9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311325" calcext:value-type="float">
            <text:p>311325</text:p>
          </table:table-cell>
          <table:table-cell table:style-name="ce1" office:value-type="float" office:value="313188" calcext:value-type="float">
            <text:p>313188</text:p>
          </table:table-cell>
          <table:table-cell office:value-type="float" office:value="314926" calcext:value-type="float">
            <text:p>314926</text:p>
          </table:table-cell>
          <table:table-cell office:value-type="float" office:value="316712" calcext:value-type="float">
            <text:p>316712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formula="of:=PRODUCT([.B17]; [.$F$11])" office:value-type="float" office:value="0.0001280860416" calcext:value-type="float">
            <text:p>0.0001280860416</text:p>
          </table:table-cell>
          <table:table-cell table:formula="of:=PRODUCT([.C17]; [.$F$11])" office:value-type="float" office:value="0.0001288100352" calcext:value-type="float">
            <text:p>0.0001288100352</text:p>
          </table:table-cell>
          <table:table-cell table:formula="of:=PRODUCT([.D17]; [.$F$11])" office:value-type="float" office:value="0.0001295750016" calcext:value-type="float">
            <text:p>0.0001295750016</text:p>
          </table:table-cell>
          <table:table-cell table:formula="of:=PRODUCT([.E17]; [.$F$11])" office:value-type="float" office:value="0.000130295616" calcext:value-type="float">
            <text:p>0.000130295616</text:p>
          </table:table-cell>
          <table:table-cell/>
          <table:table-cell office:value-type="string" calcext:value-type="string">
            <text:p>KernelVolume</text:p>
          </table:table-cell>
          <table:table-cell table:number-columns-repeated="7"/>
        </table:table-row>
        <table:table-row table:style-name="ro1">
          <table:table-cell/>
          <table:table-cell table:formula="of:=PRODUCT([.B18]; [.$F$11])" office:value-type="float" office:value="0.00012961344" calcext:value-type="float">
            <text:p>0.00012961344</text:p>
          </table:table-cell>
          <table:table-cell table:formula="of:=PRODUCT([.C18]; [.$F$11])" office:value-type="float" office:value="0.0001303234944" calcext:value-type="float">
            <text:p>0.0001303234944</text:p>
          </table:table-cell>
          <table:table-cell table:formula="of:=PRODUCT([.D18]; [.$F$11])" office:value-type="float" office:value="0.0001310483328" calcext:value-type="float">
            <text:p>0.0001310483328</text:p>
          </table:table-cell>
          <table:table-cell table:formula="of:=PRODUCT([.E18]; [.$F$11])" office:value-type="float" office:value="0.0001317816192" calcext:value-type="float">
            <text:p>0.0001317816192</text:p>
          </table:table-cell>
          <table:table-cell table:number-columns-repeated="9"/>
        </table:table-row>
        <table:table-row table:style-name="ro1">
          <table:table-cell/>
          <table:table-cell table:formula="of:=PRODUCT([.B19]; [.$F$11])" office:value-type="float" office:value="0.0001307458944" calcext:value-type="float">
            <text:p>0.0001307458944</text:p>
          </table:table-cell>
          <table:table-cell table:formula="of:=PRODUCT([.C19]; [.$F$11])" office:value-type="float" office:value="0.000131444544" calcext:value-type="float">
            <text:p>0.000131444544</text:p>
          </table:table-cell>
          <table:table-cell table:formula="of:=PRODUCT([.D19]; [.$F$11])" office:value-type="float" office:value="0.00013213728" calcext:value-type="float">
            <text:p>0.00013213728</text:p>
          </table:table-cell>
          <table:table-cell table:formula="of:=PRODUCT([.E19]; [.$F$11])" office:value-type="float" office:value="0.0001328186112" calcext:value-type="float">
            <text:p>0.0001328186112</text:p>
          </table:table-cell>
          <table:table-cell table:number-columns-repeated="9"/>
        </table:table-row>
        <table:table-row table:style-name="ro1">
          <table:table-cell/>
          <table:table-cell table:formula="of:=PRODUCT([.B20]; [.$F$11])" office:value-type="float" office:value="0.00013150368" calcext:value-type="float">
            <text:p>0.00013150368</text:p>
          </table:table-cell>
          <table:table-cell table:formula="of:=PRODUCT([.C20]; [.$F$11])" office:value-type="float" office:value="0.0001322906112" calcext:value-type="float">
            <text:p>0.0001322906112</text:p>
          </table:table-cell>
          <table:table-cell table:formula="of:=PRODUCT([.D20]; [.$F$11])" office:value-type="float" office:value="0.0001330247424" calcext:value-type="float">
            <text:p>0.0001330247424</text:p>
          </table:table-cell>
          <table:table-cell table:formula="of:=PRODUCT([.E20]; [.$F$11])" office:value-type="float" office:value="0.0001337791488" calcext:value-type="float">
            <text:p>0.0001337791488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formula="of:=[.B22]/[.$D$14]" office:value-type="float" office:value="3.4272537472886" calcext:value-type="float">
            <text:p>3.4272537472886</text:p>
          </table:table-cell>
          <table:table-cell table:formula="of:=[.C22]/[.$D$14]" office:value-type="float" office:value="3.44662595793402" calcext:value-type="float">
            <text:p>3.44662595793402</text:p>
          </table:table-cell>
          <table:table-cell table:formula="of:=[.D22]/[.$D$14]" office:value-type="float" office:value="3.46709449555295" calcext:value-type="float">
            <text:p>3.46709449555295</text:p>
          </table:table-cell>
          <table:table-cell table:formula="of:=[.E22]/[.$D$14]" office:value-type="float" office:value="3.4863762874789" calcext:value-type="float">
            <text:p>3.4863762874789</text:p>
          </table:table-cell>
          <table:table-cell/>
          <table:table-cell office:value-type="string" calcext:value-type="string">
            <text:p>KernelVolumeScaled1</text:p>
          </table:table-cell>
          <table:table-cell table:number-columns-repeated="7"/>
        </table:table-row>
        <table:table-row table:style-name="ro1">
          <table:table-cell/>
          <table:table-cell table:formula="of:=[.B23]/[.$D$14]" office:value-type="float" office:value="3.46812300848687" calcext:value-type="float">
            <text:p>3.46812300848687</text:p>
          </table:table-cell>
          <table:table-cell table:formula="of:=[.C23]/[.$D$14]" office:value-type="float" office:value="3.48712224191449" calcext:value-type="float">
            <text:p>3.48712224191449</text:p>
          </table:table-cell>
          <table:table-cell table:formula="of:=[.D23]/[.$D$14]" office:value-type="float" office:value="3.50651705723977" calcext:value-type="float">
            <text:p>3.50651705723977</text:p>
          </table:table-cell>
          <table:table-cell table:formula="of:=[.E23]/[.$D$14]" office:value-type="float" office:value="3.52613791936372" calcext:value-type="float">
            <text:p>3.52613791936372</text:p>
          </table:table-cell>
          <table:table-cell table:number-columns-repeated="9"/>
        </table:table-row>
        <table:table-row table:style-name="ro1">
          <table:table-cell/>
          <table:table-cell table:formula="of:=[.B24]/[.$D$14]" office:value-type="float" office:value="3.49842458184764" calcext:value-type="float">
            <text:p>3.49842458184764</text:p>
          </table:table-cell>
          <table:table-cell table:formula="of:=[.C24]/[.$D$14]" office:value-type="float" office:value="3.51711865209707" calcext:value-type="float">
            <text:p>3.51711865209707</text:p>
          </table:table-cell>
          <table:table-cell table:formula="of:=[.D24]/[.$D$14]" office:value-type="float" office:value="3.53565448958743" calcext:value-type="float">
            <text:p>3.53565448958743</text:p>
          </table:table-cell>
          <table:table-cell table:formula="of:=[.E24]/[.$D$14]" office:value-type="float" office:value="3.5538851638996" calcext:value-type="float">
            <text:p>3.5538851638996</text:p>
          </table:table-cell>
          <table:table-cell table:number-columns-repeated="9"/>
        </table:table-row>
        <table:table-row table:style-name="ro1">
          <table:table-cell/>
          <table:table-cell table:formula="of:=[.B25]/[.$D$14]" office:value-type="float" office:value="3.51870097968771" calcext:value-type="float">
            <text:p>3.51870097968771</text:p>
          </table:table-cell>
          <table:table-cell table:formula="of:=[.C25]/[.$D$14]" office:value-type="float" office:value="3.53975723898317" calcext:value-type="float">
            <text:p>3.53975723898317</text:p>
          </table:table-cell>
          <table:table-cell table:formula="of:=[.D25]/[.$D$14]" office:value-type="float" office:value="3.55940070578698" calcext:value-type="float">
            <text:p>3.55940070578698</text:p>
          </table:table-cell>
          <table:table-cell table:formula="of:=[.E25]/[.$D$14]" office:value-type="float" office:value="3.57958668490758" calcext:value-type="float">
            <text:p>3.57958668490758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formula="of:=[.B22]/[.$B$22]" office:value-type="float" office:value="1" calcext:value-type="float">
            <text:p>1</text:p>
          </table:table-cell>
          <table:table-cell table:formula="of:=[.C22]/[.$B$22]" office:value-type="float" office:value="1.00565240045641" calcext:value-type="float">
            <text:p>1.00565240045641</text:p>
          </table:table-cell>
          <table:table-cell table:formula="of:=[.D22]/[.$B$22]" office:value-type="float" office:value="1.01162468588615" calcext:value-type="float">
            <text:p>1.01162468588615</text:p>
          </table:table-cell>
          <table:table-cell table:formula="of:=[.E22]/[.$B$22]" office:value-type="float" office:value="1.01725070407672" calcext:value-type="float">
            <text:p>1.01725070407672</text:p>
          </table:table-cell>
          <table:table-cell/>
          <table:table-cell office:value-type="string" calcext:value-type="string">
            <text:p>KernelVolumeScaled2</text:p>
          </table:table-cell>
          <table:table-cell table:number-columns-repeated="7"/>
        </table:table-row>
        <table:table-row table:style-name="ro1">
          <table:table-cell/>
          <table:table-cell table:formula="of:=[.B23]/[.$B$22]" office:value-type="float" office:value="1.01192478416009" calcext:value-type="float">
            <text:p>1.01192478416009</text:p>
          </table:table-cell>
          <table:table-cell table:formula="of:=[.C23]/[.$B$22]" office:value-type="float" office:value="1.01746835776991" calcext:value-type="float">
            <text:p>1.01746835776991</text:p>
          </table:table-cell>
          <table:table-cell table:formula="of:=[.D23]/[.$B$22]" office:value-type="float" office:value="1.02312735379278" calcext:value-type="float">
            <text:p>1.02312735379278</text:p>
          </table:table-cell>
          <table:table-cell table:formula="of:=[.E23]/[.$B$22]" office:value-type="float" office:value="1.02885230548026" calcext:value-type="float">
            <text:p>1.02885230548026</text:p>
          </table:table-cell>
          <table:table-cell table:number-columns-repeated="9"/>
        </table:table-row>
        <table:table-row table:style-name="ro1">
          <table:table-cell/>
          <table:table-cell table:formula="of:=[.B24]/[.$B$22]" office:value-type="float" office:value="1.02076614100002" calcext:value-type="float">
            <text:p>1.02076614100002</text:p>
          </table:table-cell>
          <table:table-cell table:formula="of:=[.C24]/[.$B$22]" office:value-type="float" office:value="1.02622067446263" calcext:value-type="float">
            <text:p>1.02622067446263</text:p>
          </table:table-cell>
          <table:table-cell table:formula="of:=[.D24]/[.$B$22]" office:value-type="float" office:value="1.03162903896001" calcext:value-type="float">
            <text:p>1.03162903896001</text:p>
          </table:table-cell>
          <table:table-cell table:formula="of:=[.E24]/[.$B$22]" office:value-type="float" office:value="1.03694836331018" calcext:value-type="float">
            <text:p>1.03694836331018</text:p>
          </table:table-cell>
          <table:table-cell table:number-columns-repeated="9"/>
        </table:table-row>
        <table:table-row table:style-name="ro1">
          <table:table-cell/>
          <table:table-cell table:formula="of:=[.B25]/[.$B$22]" office:value-type="float" office:value="1.02668236411484" calcext:value-type="float">
            <text:p>1.02668236411484</text:p>
          </table:table-cell>
          <table:table-cell table:formula="of:=[.C25]/[.$B$22]" office:value-type="float" office:value="1.03282613427254" calcext:value-type="float">
            <text:p>1.03282613427254</text:p>
          </table:table-cell>
          <table:table-cell table:formula="of:=[.D25]/[.$B$22]" office:value-type="float" office:value="1.03855768152648" calcext:value-type="float">
            <text:p>1.03855768152648</text:p>
          </table:table-cell>
          <table:table-cell table:formula="of:=[.E25]/[.$B$22]" office:value-type="float" office:value="1.04444752237546" calcext:value-type="float">
            <text:p>1.04444752237546</text:p>
          </table:table-cell>
          <table:table-cell table:number-columns-repeated="9"/>
        </table:table-row>
        <table:table-row table:style-name="ro1" table:number-rows-repeated="24">
          <table:table-cell table:number-columns-repeated="14"/>
        </table:table-row>
        <table:table-row table:style-name="ro1">
          <table:table-cell office:value-type="string" calcext:value-type="string">
            <text:p>_p22\p11&gt;</text:p>
          </table:table-cell>
          <table:table-cell table:formula="of:=[.A73]" office:value-type="float" office:value="0.5" calcext:value-type="float">
            <text:p>0.5</text:p>
          </table:table-cell>
          <table:table-cell table:formula="of:=[.A72]" office:value-type="float" office:value="0.6" calcext:value-type="float">
            <text:p>0.6</text:p>
          </table:table-cell>
          <table:table-cell table:formula="of:=[.A71]" office:value-type="float" office:value="0.7" calcext:value-type="float">
            <text:p>0.7</text:p>
          </table:table-cell>
          <table:table-cell table:formula="of:=[.A70]" office:value-type="float" office:value="0.8" calcext:value-type="float">
            <text:p>0.8</text:p>
          </table:table-cell>
          <table:table-cell table:formula="of:=[.A69]" office:value-type="float" office:value="0.9" calcext:value-type="float">
            <text:p>0.9</text:p>
          </table:table-cell>
          <table:table-cell table:formula="of:=[.A68]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formula="of:=[.A68]" office:value-type="float" office:value="1" calcext:value-type="float">
            <text:p>1</text:p>
          </table:table-cell>
          <table:table-cell table:number-columns-repeated="7"/>
          <table:table-cell table:formula="of:=[.B61]/[.$C$2]" office:value-type="string" office:string-value="" calcext:value-type="error">
            <text:p>#DIV/0!</text:p>
          </table:table-cell>
          <table:table-cell table:formula="of:=[.C61]/[.$C$2]" office:value-type="string" office:string-value="" calcext:value-type="error">
            <text:p>#DIV/0!</text:p>
          </table:table-cell>
          <table:table-cell table:formula="of:=[.D61]/[.$C$2]" office:value-type="string" office:string-value="" calcext:value-type="error">
            <text:p>#DIV/0!</text:p>
          </table:table-cell>
          <table:table-cell table:formula="of:=[.E61]/[.$C$2]" office:value-type="string" office:string-value="" calcext:value-type="error">
            <text:p>#DIV/0!</text:p>
          </table:table-cell>
          <table:table-cell table:formula="of:=[.F61]/[.$C$2]" office:value-type="string" office:string-value="" calcext:value-type="error">
            <text:p>#DIV/0!</text:p>
          </table:table-cell>
          <table:table-cell table:formula="of:=[.G61]/[.$C$2]" office:value-type="string" office:string-value="" calcext:value-type="error">
            <text:p>#DIV/0!</text:p>
          </table:table-cell>
        </table:table-row>
        <table:table-row table:style-name="ro1">
          <table:table-cell table:formula="of:=[.A69]" office:value-type="float" office:value="0.9" calcext:value-type="float">
            <text:p>0.9</text:p>
          </table:table-cell>
          <table:table-cell table:number-columns-repeated="7"/>
          <table:table-cell table:formula="of:=[.B62]/[.$C$2]" office:value-type="string" office:string-value="" calcext:value-type="error">
            <text:p>#DIV/0!</text:p>
          </table:table-cell>
          <table:table-cell table:formula="of:=[.C62]/[.$C$2]" office:value-type="string" office:string-value="" calcext:value-type="error">
            <text:p>#DIV/0!</text:p>
          </table:table-cell>
          <table:table-cell table:formula="of:=[.D62]/[.$C$2]" office:value-type="string" office:string-value="" calcext:value-type="error">
            <text:p>#DIV/0!</text:p>
          </table:table-cell>
          <table:table-cell table:formula="of:=[.E62]/[.$C$2]" office:value-type="string" office:string-value="" calcext:value-type="error">
            <text:p>#DIV/0!</text:p>
          </table:table-cell>
          <table:table-cell table:formula="of:=[.F62]/[.$C$2]" office:value-type="string" office:string-value="" calcext:value-type="error">
            <text:p>#DIV/0!</text:p>
          </table:table-cell>
          <table:table-cell table:formula="of:=[.G62]/[.$C$2]" office:value-type="string" office:string-value="" calcext:value-type="error">
            <text:p>#DIV/0!</text:p>
          </table:table-cell>
        </table:table-row>
        <table:table-row table:style-name="ro1">
          <table:table-cell table:formula="of:=[.A70]" office:value-type="float" office:value="0.8" calcext:value-type="float">
            <text:p>0.8</text:p>
          </table:table-cell>
          <table:table-cell table:number-columns-repeated="7"/>
          <table:table-cell table:formula="of:=[.B63]/[.$C$2]" office:value-type="string" office:string-value="" calcext:value-type="error">
            <text:p>#DIV/0!</text:p>
          </table:table-cell>
          <table:table-cell table:formula="of:=[.C63]/[.$C$2]" office:value-type="string" office:string-value="" calcext:value-type="error">
            <text:p>#DIV/0!</text:p>
          </table:table-cell>
          <table:table-cell table:formula="of:=[.D63]/[.$C$2]" office:value-type="string" office:string-value="" calcext:value-type="error">
            <text:p>#DIV/0!</text:p>
          </table:table-cell>
          <table:table-cell table:formula="of:=[.E63]/[.$C$2]" office:value-type="string" office:string-value="" calcext:value-type="error">
            <text:p>#DIV/0!</text:p>
          </table:table-cell>
          <table:table-cell table:formula="of:=[.F63]/[.$C$2]" office:value-type="string" office:string-value="" calcext:value-type="error">
            <text:p>#DIV/0!</text:p>
          </table:table-cell>
          <table:table-cell table:formula="of:=[.G63]/[.$C$2]" office:value-type="string" office:string-value="" calcext:value-type="error">
            <text:p>#DIV/0!</text:p>
          </table:table-cell>
        </table:table-row>
        <table:table-row table:style-name="ro1">
          <table:table-cell table:formula="of:=[.A71]" office:value-type="float" office:value="0.7" calcext:value-type="float">
            <text:p>0.7</text:p>
          </table:table-cell>
          <table:table-cell table:number-columns-repeated="7"/>
          <table:table-cell table:formula="of:=[.B64]/[.$C$2]" office:value-type="string" office:string-value="" calcext:value-type="error">
            <text:p>#DIV/0!</text:p>
          </table:table-cell>
          <table:table-cell table:formula="of:=[.C64]/[.$C$2]" office:value-type="string" office:string-value="" calcext:value-type="error">
            <text:p>#DIV/0!</text:p>
          </table:table-cell>
          <table:table-cell table:formula="of:=[.D64]/[.$C$2]" office:value-type="string" office:string-value="" calcext:value-type="error">
            <text:p>#DIV/0!</text:p>
          </table:table-cell>
          <table:table-cell table:formula="of:=[.E64]/[.$C$2]" office:value-type="string" office:string-value="" calcext:value-type="error">
            <text:p>#DIV/0!</text:p>
          </table:table-cell>
          <table:table-cell table:formula="of:=[.F64]/[.$C$2]" office:value-type="string" office:string-value="" calcext:value-type="error">
            <text:p>#DIV/0!</text:p>
          </table:table-cell>
          <table:table-cell table:formula="of:=[.G64]/[.$C$2]" office:value-type="string" office:string-value="" calcext:value-type="error">
            <text:p>#DIV/0!</text:p>
          </table:table-cell>
        </table:table-row>
        <table:table-row table:style-name="ro1">
          <table:table-cell table:formula="of:=[.A72]" office:value-type="float" office:value="0.6" calcext:value-type="float">
            <text:p>0.6</text:p>
          </table:table-cell>
          <table:table-cell table:number-columns-repeated="7"/>
          <table:table-cell table:formula="of:=[.B65]/[.$C$2]" office:value-type="string" office:string-value="" calcext:value-type="error">
            <text:p>#DIV/0!</text:p>
          </table:table-cell>
          <table:table-cell table:formula="of:=[.C65]/[.$C$2]" office:value-type="string" office:string-value="" calcext:value-type="error">
            <text:p>#DIV/0!</text:p>
          </table:table-cell>
          <table:table-cell table:formula="of:=[.D65]/[.$C$2]" office:value-type="string" office:string-value="" calcext:value-type="error">
            <text:p>#DIV/0!</text:p>
          </table:table-cell>
          <table:table-cell table:formula="of:=[.E65]/[.$C$2]" office:value-type="string" office:string-value="" calcext:value-type="error">
            <text:p>#DIV/0!</text:p>
          </table:table-cell>
          <table:table-cell table:formula="of:=[.F65]/[.$C$2]" office:value-type="string" office:string-value="" calcext:value-type="error">
            <text:p>#DIV/0!</text:p>
          </table:table-cell>
          <table:table-cell table:formula="of:=[.G65]/[.$C$2]" office:value-type="string" office:string-value="" calcext:value-type="error">
            <text:p>#DIV/0!</text:p>
          </table:table-cell>
        </table:table-row>
        <table:table-row table:style-name="ro1">
          <table:table-cell table:formula="of:=[.A73]" office:value-type="float" office:value="0.5" calcext:value-type="float">
            <text:p>0.5</text:p>
          </table:table-cell>
          <table:table-cell table:number-columns-repeated="7"/>
          <table:table-cell table:formula="of:=[.B66]/[.$C$2]" office:value-type="string" office:string-value="" calcext:value-type="error">
            <text:p>#DIV/0!</text:p>
          </table:table-cell>
          <table:table-cell table:formula="of:=[.C66]/[.$C$2]" office:value-type="string" office:string-value="" calcext:value-type="error">
            <text:p>#DIV/0!</text:p>
          </table:table-cell>
          <table:table-cell table:formula="of:=[.D66]/[.$C$2]" office:value-type="string" office:string-value="" calcext:value-type="error">
            <text:p>#DIV/0!</text:p>
          </table:table-cell>
          <table:table-cell table:formula="of:=[.E66]/[.$C$2]" office:value-type="string" office:string-value="" calcext:value-type="error">
            <text:p>#DIV/0!</text:p>
          </table:table-cell>
          <table:table-cell table:formula="of:=[.F66]/[.$C$2]" office:value-type="string" office:string-value="" calcext:value-type="error">
            <text:p>#DIV/0!</text:p>
          </table:table-cell>
          <table:table-cell table:formula="of:=[.G66]/[.$C$2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0.9" calcext:value-type="float">
            <text:p>0.9</text:p>
          </table:table-cell>
          <table:table-cell table:number-columns-repeated="13"/>
        </table:table-row>
        <table:table-row table:style-name="ro1">
          <table:table-cell office:value-type="float" office:value="0.8" calcext:value-type="float">
            <text:p>0.8</text:p>
          </table:table-cell>
          <table:table-cell table:number-columns-repeated="13"/>
        </table:table-row>
        <table:table-row table:style-name="ro1">
          <table:table-cell office:value-type="float" office:value="0.7" calcext:value-type="float">
            <text:p>0.7</text:p>
          </table:table-cell>
          <table:table-cell table:number-columns-repeated="13"/>
        </table:table-row>
        <table:table-row table:style-name="ro1">
          <table:table-cell office:value-type="float" office:value="0.6" calcext:value-type="float">
            <text:p>0.6</text:p>
          </table:table-cell>
          <table:table-cell table:number-columns-repeated="13"/>
        </table:table-row>
        <table:table-row table:style-name="ro1">
          <table:table-cell office:value-type="float" office:value="0.5" calcext:value-type="float">
            <text:p>0.5</text:p>
          </table:table-cell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01">00/00/0000</text:date>, <text:time style:data-style-name="N2" text:time-value="11:19:06.96003301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12T09:06:17.999643485</meta:creation-date>
    <dc:date>2025-09-01T11:19:50.644190686</dc:date>
    <meta:editing-duration>PT1H16M30S</meta:editing-duration>
    <meta:editing-cycles>4</meta:editing-cycles>
    <meta:generator>LibreOffice/24.2.7.2$Linux_X86_64 LibreOffice_project/420$Build-2</meta:generator>
    <meta:document-statistic meta:table-count="1" meta:cell-count="173" meta:object-count="0"/>
  </office:meta>
</office:document-meta>
</file>